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06d766" officeooo:paragraph-rsid="0006d766"/>
    </style:style>
    <style:style style:name="T1" style:family="text">
      <style:text-properties officeooo:rsid="0006d766"/>
    </style:style>
    <style:style style:name="T2" style:family="text">
      <style:text-properties fo:color="#55308d" loext:opacity="100%" officeooo:rsid="0006d766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6d766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ubtitle"><text:span text:style-name="T2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  <style:text-properties style:font-name="Source Sans Pro" fo:font-family="'Source Sans Pro'" style:font-family-generic="swiss" style:font-pitch="variable" fo:font-size="14pt" style:font-size-asian="12.25pt" style:font-size-complex="14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style:font-name="Calibri" fo:font-family="Calibri" style:font-family-generic="swiss" style:font-pitch="variable" fo:font-size="20pt" officeooo:rsid="00049095" style:font-size-asian="17.5pt" style:font-size-complex="2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normal" officeooo:rsid="0006d766" fo:background-color="#c6fbff" style:font-size-asian="115%" style:font-weight-asian="normal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fo:background-color="#a9fbc5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5.2$Windows_X86_64 LibreOffice_project/64390860c6cd0aca4beafafcfd84613dd9dfb63a</meta:generator>
    <dc:date>2021-08-01T19:44:43.280000000</dc:date>
    <meta:editing-duration>PT4M42S</meta:editing-duration>
    <meta:editing-cycles>6</meta:editing-cycles>
    <meta:document-statistic meta:table-count="0" meta:image-count="0" meta:object-count="0" meta:page-count="1" meta:paragraph-count="0" meta:word-count="0" meta:character-count="0" meta:non-whitespace-character-count="0"/>
  </office:meta>
</office:document-meta>
</file>